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5000003FBA01FB615272FBC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P3" style:family="paragraph" style:parent-style-name="Standard">
      <style:paragraph-properties fo:line-height="150%" fo:break-before="page"/>
      <style:text-properties style:font-name="Times" fo:font-size="14pt" officeooo:rsid="00146cf5" officeooo:paragraph-rsid="00146cf5" style:font-size-asian="14pt" style:font-size-complex="14pt"/>
    </style:style>
    <style:style style:name="P4" style:family="paragraph" style:parent-style-name="Standard">
      <style:paragraph-properties fo:line-height="150%" fo:break-before="page"/>
      <style:text-properties style:font-name="Times" fo:font-size="14pt" officeooo:rsid="00146cf5" officeooo:paragraph-rsid="002298d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" fo:font-size="14pt" officeooo:rsid="00146cf5" officeooo:paragraph-rsid="002298d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T1" style:family="text">
      <style:text-properties officeooo:rsid="00229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9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рок <text:span text:style-name="T1">7</text:span></text:p>
      <text:p text:style-name="P1"/>
      <text:p text:style-name="P2">1.</text:p>
      <text:p text:style-name="P2"/>
      <text:p text:style-name="P2"/>
      <text:p text:style-name="P2"/>
      <text:p text:style-name="P2">2.</text:p>
      <text:p text:style-name="P2"><draw:frame draw:style-name="fr1" draw:name="Изображение1" text:anchor-type="char" svg:x="-0.079cm" svg:y="0.139cm" svg:width="17cm" svg:height="7.934cm" draw:z-index="0"><draw:image xlink:href="Pictures/10000201000005B5000003FBA01FB615272FBCF8.png" xlink:type="simple" xlink:show="embed" xlink:actuate="onLoad" loext:mime-type="image/png"/></draw:frame></text:p>
      <text:p text:style-name="P2"/>
      <text:p text:style-name="P2">3.</text:p>
      <text:p text:style-name="P2"/>
      <text:p text:style-name="P2"/>
      <text:p text:style-name="P2"/>
      <text:p text:style-name="P3"/>
      <text:p text:style-name="P2"/>
      <text:p text:style-name="P2"/>
      <text:p text:style-name="P4">4.</text:p>
      <text:p text:style-name="P5"/>
      <text:p text:style-name="P5"/>
      <text:p text:style-name="P5">5.</text:p>
      <text:p text:style-name="P2"/>
      <text:p text:style-name="P2"/>
      <text:p text:style-name="P2"/>
      <text:p text:style-name="P3"/>
      <text:p text:style-name="P2">6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2:06:13.885405255</meta:creation-date>
    <dc:date>2021-09-20T22:14:52.901114694</dc:date>
    <meta:editing-duration>PT2H23M39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4" meta:paragraph-count="7" meta:word-count="8" meta:character-count="18" meta:non-whitespace-character-count="17"/>
  </office:meta>
</office:document-meta>
</file>